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2000005FB00000704603ACF05C0BB5D19.eps" manifest:media-type="image/x-eps"/>
  <manifest:file-entry manifest:full-path="Pictures/2000000200000871000008714D4DC1F5A7B8FE35.eps" manifest:media-type="image/x-eps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37cm, 10.671cm, 12.191cm, 12.84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ffffff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Liberation Seri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419cm" svg:height="12.7cm" svg:x="15.63cm" svg:y="0.273cm">
          <draw:image xlink:href="Pictures/2000000200000871000008714D4DC1F5A7B8FE35.eps" xlink:type="simple" xlink:show="embed" xlink:actuate="onLoad">
            <text:p/>
          </draw:image>
        </draw:frame>
        <draw:frame draw:style-name="gr2" draw:text-style-name="P2" draw:layer="layout" svg:width="1.924cm" svg:height="2.598cm" svg:x="6.951cm" svg:y="9.7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11.43cm" svg:height="0.958cm" svg:x="16.51cm" svg:y="14.282cm">
          <draw:text-box>
            <text:p text:style-name="P2"><text:span text:style-name="T1">G</text:span><text:span text:style-name="T1">r</text:span><text:span text:style-name="T1">e</text:span><text:span text:style-name="T1">e</text:span><text:span text:style-name="T1">d</text:span><text:span text:style-name="T1">y</text:span><text:span text:style-name="T1"> </text:span><text:span text:style-name="T1">r</text:span><text:span text:style-name="T1">o</text:span><text:span text:style-name="T1">u</text:span><text:span text:style-name="T1">t</text:span><text:span text:style-name="T1">i</text:span><text:span text:style-name="T1">n</text:span><text:span text:style-name="T1">g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e</text:span><text:span text:style-name="T1">d</text:span><text:span text:style-name="T1"> </text:span><text:span text:style-name="T1">I</text:span><text:span text:style-name="T1">D</text:span><text:span text:style-name="T1">s</text:span></text:p>
          </draw:text-box>
        </draw:frame>
        <draw:frame draw:style-name="gr4" draw:text-style-name="P1" draw:layer="layout" svg:width="11.388cm" svg:height="13.36cm" svg:x="0.042cm" svg:y="0cm">
          <draw:image xlink:href="Pictures/20000002000005FB00000704603ACF05C0BB5D19.eps" xlink:type="simple" xlink:show="embed" xlink:actuate="onLoad">
            <text:p/>
          </draw:image>
        </draw:frame>
        <draw:line draw:style-name="gr5" draw:text-style-name="P1" draw:layer="layout" svg:x1="11.43cm" svg:y1="7.62cm" svg:x2="15.301cm" svg:y2="7.607cm">
          <text:p/>
        </draw:line>
        <draw:frame draw:style-name="gr6" draw:text-style-name="P4" draw:layer="layout" svg:width="6.267cm" svg:height="1.905cm" svg:x="9.937cm" svg:y="8.004cm">
          <draw:text-box>
            <text:p text:style-name="P2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2">e</text:span><text:span text:style-name="T2">m</text:span><text:span text:style-name="T2">b</text:span><text:span text:style-name="T2">e</text:span><text:span text:style-name="T2">d</text:span><text:span text:style-name="T2">d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n</text:span><text:span text:style-name="T2"> </text:span><text:span text:style-name="T2">I</text:span><text:span text:style-name="T2">D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/text:p>
          </draw:text-box>
        </draw:frame>
        <draw:g>
          <svg:title>TexMaths</svg:title>
          <svg:desc>18§display§G = (V,E)§svg§600§FALSE§</svg:desc>
          <draw:polygon draw:style-name="gr7" draw:text-style-name="P5" draw:layer="layout" svg:width="3.023cm" svg:height="0.633cm" svg:x="5.144cm" svg:y="14.48cm" svg:viewBox="0 0 3024 634" draw:points="1512,634 0,634 0,0 3024,0 3024,634">
            <text:p/>
          </draw:polygon>
          <draw:path draw:style-name="gr8" draw:text-style-name="P6" draw:layer="layout" svg:width="0.451cm" svg:height="0.462cm" svg:x="5.176cm" svg:y="14.509cm" svg:viewBox="0 0 452 463" svg:d="M452 7c0-3-2-7-7-7-2 0-4 0-11 7l-43 49c-8-9-36-56-107-56-142 0-284 140-284 288 0 101 70 175 173 175 29 0 57-7 79-16 32-13 45-26 56-38 5 14 21 38 29 38 3 0 3-2 3-2 2-2 9-25 11-40l13-48c3-11 5-22 9-33 7-29 7-29 43-30 3 0 11 0 11-13 0-4-4-7-9-7-15 0-53 2-67 2-20 0-68-2-88-2-6 0-15 0-15 12 0 8 6 8 20 8 0 0 18 0 34 1 17 2 20 4 20 13 0 5-7 34-14 58-18 70-101 77-123 77-61 0-127-38-127-135 0-18 7-124 73-207 35-43 96-81 159-81 65 0 102 48 102 122 0 26-1 27-1 33 0 7 7 7 9 7 9 0 9-2 10-13z">
            <text:p/>
          </draw:path>
          <draw:path draw:style-name="gr8" draw:text-style-name="P6" draw:layer="layout" svg:width="0.422cm" svg:height="0.148cm" svg:x="5.853cm" svg:y="14.72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6" draw:layer="layout" svg:width="0.148cm" svg:height="0.633cm" svg:x="6.548cm" svg:y="14.4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6" draw:layer="layout" svg:width="0.453cm" svg:height="0.447cm" svg:x="6.766cm" svg:y="14.523cm" svg:viewBox="0 0 454 448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4 13 14 11 0 13-3 18-12z">
            <text:p/>
          </draw:path>
          <draw:path draw:style-name="gr8" draw:text-style-name="P6" draw:layer="layout" svg:width="0.075cm" svg:height="0.19cm" svg:x="7.189cm" svg:y="14.887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6" draw:layer="layout" svg:width="0.46cm" svg:height="0.431cm" svg:x="7.441cm" svg:y="14.525cm" svg:viewBox="0 0 461 432" svg:d="M425 285c2-4 3-8 3-9 0-2 0-8-7-8-5 0-7 4-9 8-41 93-65 136-173 136h-91c-9 0-11 0-15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6" draw:layer="layout" svg:width="0.148cm" svg:height="0.633cm" svg:x="7.956cm" svg:y="14.48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>
          <svg:title>TexMaths</svg:title>
          <svg:desc>18§display§\phi : V \to  [0, 1)§svg§600§FALSE§</svg:desc>
          <draw:polygon draw:style-name="gr7" draw:text-style-name="P5" draw:layer="layout" svg:width="3.734cm" svg:height="0.633cm" svg:x="11.43cm" svg:y="6.436cm" svg:viewBox="0 0 3735 634" draw:points="1868,634 0,634 0,0 3735,0 3735,634">
            <text:p/>
          </draw:polygon>
          <draw:path draw:style-name="gr8" draw:text-style-name="P6" draw:layer="layout" svg:width="0.332cm" svg:height="0.57cm" svg:x="11.461cm" svg:y="6.472cm" svg:viewBox="0 0 333 571" svg:d="M247 14l1-7c0-2 0-7-7-7s-7 2-9 13l-38 146c-100 3-194 88-194 174 0 61 45 110 122 115-5 20-9 40-14 60-9 31-14 54-14 56 0 7 3 7 7 7 3 0 5 0 7-2 0-2 5-18 7-27l24-94c102-3 194-88 194-174 0-51-34-108-122-115zM126 434c-40-2-85-23-85-86 0-78 54-166 150-175zM207 173c49 4 85 32 85 88 0 76-54 166-150 173z">
            <text:p/>
          </draw:path>
          <draw:path draw:style-name="gr8" draw:text-style-name="P6" draw:layer="layout" svg:width="0.067cm" svg:height="0.273cm" svg:x="12.037cm" svg:y="6.638cm" svg:viewBox="0 0 68 274" svg:d="M68 34c0-20-14-34-34-34-18 0-34 14-34 34 0 18 16 34 34 34 20 0 34-16 34-34zM68 241c0-19-14-34-34-34-18 0-34 15-34 34 0 18 16 33 34 33 20 0 34-15 34-33z">
            <text:p/>
          </draw:path>
          <draw:path draw:style-name="gr8" draw:text-style-name="P6" draw:layer="layout" svg:width="0.453cm" svg:height="0.447cm" svg:x="12.37cm" svg:y="6.479cm" svg:viewBox="0 0 454 448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4 13 14 11 0 13-3 18-12z">
            <text:p/>
          </draw:path>
          <draw:path draw:style-name="gr8" draw:text-style-name="P6" draw:layer="layout" svg:width="0.562cm" svg:height="0.33cm" svg:x="13.054cm" svg:y="6.587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olygon draw:style-name="gr8" draw:text-style-name="P6" draw:layer="layout" svg:width="0.087cm" svg:height="0.633cm" svg:x="13.903cm" svg:y="6.436cm" svg:viewBox="0 0 88 634" draw:points="88,634 88,609 25,609 25,25 88,25 88,0 0,0 0,634">
            <text:p/>
          </draw:polygon>
          <draw:path draw:style-name="gr8" draw:text-style-name="P6" draw:layer="layout" svg:width="0.267cm" svg:height="0.437cm" svg:x="14.027cm" svg:y="6.49cm" svg:viewBox="0 0 268 438" svg:d="M268 220c0-51-3-101-25-148-29-61-81-72-108-72-40 0-85 16-112 76-19 43-23 93-23 144 0 48 2 104 29 153 27 52 74 65 104 65 34 0 83-15 112-74 20-43 23-94 23-144zM133 423c-23 0-61-16-74-77-7-38-7-96-7-133 0-42 0-83 6-118 12-75 59-81 75-81 22 0 63 11 76 74 7 36 7 85 7 125 0 46 0 90-7 131-11 59-47 79-76 79z">
            <text:p/>
          </draw:path>
          <draw:path draw:style-name="gr8" draw:text-style-name="P6" draw:layer="layout" svg:width="0.075cm" svg:height="0.19cm" svg:x="14.375cm" svg:y="6.843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6" draw:layer="layout" svg:width="0.21cm" svg:height="0.422cm" svg:x="14.657cm" svg:y="6.49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6" draw:layer="layout" svg:width="0.148cm" svg:height="0.633cm" svg:x="14.953cm" svg:y="6.43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frame draw:style-name="gr3" draw:text-style-name="P3" draw:layer="layout" svg:width="7.684cm" svg:height="0.958cm" svg:x="-0.064cm" svg:y="14.282cm">
          <draw:text-box>
            <text:p text:style-name="P2"><text:span text:style-name="T1">Network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1" draw:display-name="Bitmape 1" xlink:href="Pictures/2000000200000871000008714D4DC1F5A7B8FE35.eps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ira </meta:initial-creator>
    <meta:creation-date>2016-11-17T03:33:26.570421440</meta:creation-date>
    <dc:date>2017-01-26T10:09:39.164012060</dc:date>
    <meta:editing-duration>PT5H13M31S</meta:editing-duration>
    <meta:editing-cycles>14</meta:editing-cycles>
    <meta:generator>LibreOffice/5.1.4.2$Linux_X86_64 LibreOffice_project/10m0$Build-2</meta:generator>
    <meta:document-statistic meta:object-count="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